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649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5.324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5.909cm" svg:x="6.096cm" svg:y="13.419cm">
          <draw:text-box>
            <text:p text:style-name="P2"><text:span text:style-name="T1">Cybersecurity</text:span></text:p>
            <text:p text:style-name="P2"><text:span text:style-name="T2">08 - Sicurezza e Tecnologie Moderne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>
        <office:forms form:automatic-focus="false" form:apply-design-mode="false"/>
        <draw:frame presentation:style-name="pr2" draw:layer="layout" svg:width="24.384cm" svg:height="2.117cm" svg:x="0.508cm" svg:y="0cm" presentation:class="title" presentation:user-transformed="true">
          <draw:text-box>
            <text:p>Indice del Modulo</text:p>
          </draw:text-box>
        </draw:frame>
        <draw:frame presentation:style-name="pr3" draw:layer="layout" svg:width="24.384cm" svg:height="15.324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p>Questo modulo considera dei problemi di sicurezza che si possono verificare nell’adozione di nuove tecnologie informatiche.</text:p>
                  </text:list-item>
                  <text:list-item>
                    <text:p>Verranno menzionati i seguenti argomenti:</text:p>
                  </text:list-item>
                  <text:list-item>
                    <text:p><text:span text:style-name="T5">Sicurezza e Storaggio dei Dati</text:span></text:p>
                  </text:list-item>
                  <text:list-item>
                    <text:p><text:span text:style-name="T5">Eliminazione Sicura dei Dati</text:span></text:p>
                  </text:list-item>
                  <text:list-item>
                    <text:p><text:span text:style-name="T5">WiFi e Sicurezza</text:span></text:p>
                  </text:list-item>
                  <text:list-item>
                    <text:p><text:span text:style-name="T5">Sicurezza e Reti Dati Personali</text:span></text:p>
                  </text:list-item>
                  <text:list-item>
                    <text:p><text:span text:style-name="T5">Sicurezza e Internet of Things</text:span></text:p>
                    <text:p><text:span text:style-name="T5"/></text:p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icurezza e Storaggio dei Dat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Eliminazione Sicura dei Dat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WiFi e Sicurezz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icurezza e Reti Dati Personal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icurezza e Internet of Thing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omma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8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1:38:17.143327235</dc:date>
    <meta:print-date>2005-02-23T11:03:51</meta:print-date>
    <dc:language>en-US</dc:language>
    <meta:editing-cycles>1705</meta:editing-cycles>
    <meta:editing-duration>P12DT9H34M52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